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3972in" svg:y="0.4728in">
            <draw:object draw:notify-on-update-of-ranges="Sheet1.A1:Sheet1.A1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-4.92521976894349">
            <text:p>-4.9252197689</text:p>
          </table:table-cell>
        </table:table-row>
        <table:table-row table:style-name="ro1">
          <table:table-cell office:value-type="float" office:value="-4.9288824397726">
            <text:p>-4.9288824398</text:p>
          </table:table-cell>
        </table:table-row>
        <table:table-row table:style-name="ro1">
          <table:table-cell office:value-type="float" office:value="-4.93427738758042">
            <text:p>-4.9342773876</text:p>
          </table:table-cell>
        </table:table-row>
        <table:table-row table:style-name="ro1">
          <table:table-cell office:value-type="float" office:value="-4.94246153658825">
            <text:p>-4.9424615366</text:p>
          </table:table-cell>
        </table:table-row>
        <table:table-row table:style-name="ro1">
          <table:table-cell office:value-type="float" office:value="-4.95340201929405">
            <text:p>-4.9534020193</text:p>
          </table:table-cell>
        </table:table-row>
        <table:table-row table:style-name="ro1">
          <table:table-cell office:value-type="float" office:value="-4.96720516986298">
            <text:p>-4.9672051699</text:p>
          </table:table-cell>
        </table:table-row>
        <table:table-row table:style-name="ro1">
          <table:table-cell office:value-type="float" office:value="-4.98393887708296">
            <text:p>-4.9839388771</text:p>
          </table:table-cell>
        </table:table-row>
        <table:table-row table:style-name="ro1">
          <table:table-cell office:value-type="float" office:value="-5.0012467713832">
            <text:p>-5.0012467714</text:p>
          </table:table-cell>
        </table:table-row>
        <table:table-row table:style-name="ro1">
          <table:table-cell office:value-type="float" office:value="-5.01451541153295">
            <text:p>-5.0145154115</text:p>
          </table:table-cell>
        </table:table-row>
        <table:table-row table:style-name="ro1">
          <table:table-cell office:value-type="float" office:value="-5.02095658931561">
            <text:p>-5.0209565893</text:p>
          </table:table-cell>
        </table:table-row>
        <table:table-row table:style-name="ro1">
          <table:table-cell office:value-type="float" office:value="-5.0216727734253">
            <text:p>-5.0216727734</text:p>
          </table:table-cell>
        </table:table-row>
        <table:table-row table:style-name="ro1">
          <table:table-cell office:value-type="float" office:value="-5.01921812470229">
            <text:p>-5.0192181247</text:p>
          </table:table-cell>
        </table:table-row>
        <table:table-row table:style-name="ro1">
          <table:table-cell office:value-type="float" office:value="-5.0155420663725">
            <text:p>-5.0155420664</text:p>
          </table:table-cell>
        </table:table-row>
        <table:table-row table:style-name="ro1">
          <table:table-cell office:value-type="float" office:value="-5.01174763369936">
            <text:p>-5.0117476337</text:p>
          </table:table-cell>
        </table:table-row>
        <table:table-row table:style-name="ro1">
          <table:table-cell office:value-type="float" office:value="-5.00839766630532">
            <text:p>-5.0083976663</text:p>
          </table:table-cell>
        </table:table-row>
        <table:table-row table:style-name="ro1">
          <table:table-cell office:value-type="float" office:value="-5.00578348949014">
            <text:p>-5.0057834895</text:p>
          </table:table-cell>
        </table:table-row>
        <table:table-row table:style-name="ro1">
          <table:table-cell office:value-type="float" office:value="-5.00410362741517">
            <text:p>-5.0041036274</text:p>
          </table:table-cell>
        </table:table-row>
        <table:table-row table:style-name="ro1">
          <table:table-cell office:value-type="float" office:value="-5.00357728161044">
            <text:p>-5.0035772816</text:p>
          </table:table-cell>
        </table:table-row>
        <table:table-row table:style-name="ro1">
          <table:table-cell office:value-type="float" office:value="-5.00450882552057">
            <text:p>-5.0045088255</text:p>
          </table:table-cell>
        </table:table-row>
        <table:table-row table:style-name="ro1">
          <table:table-cell office:value-type="float" office:value="-5.00737471884289">
            <text:p>-5.0073747188</text:p>
          </table:table-cell>
        </table:table-row>
        <table:table-row table:style-name="ro1">
          <table:table-cell office:value-type="float" office:value="-5.01318113754488">
            <text:p>-5.0131811375</text:p>
          </table:table-cell>
        </table:table-row>
        <table:table-row table:style-name="ro1">
          <table:table-cell office:value-type="float" office:value="-5.02474913761881">
            <text:p>-5.0247491376</text:p>
          </table:table-cell>
        </table:table-row>
        <table:table-row table:style-name="ro1">
          <table:table-cell office:value-type="float" office:value="-5.05120395397998">
            <text:p>-5.051203954</text:p>
          </table:table-cell>
        </table:table-row>
        <table:table-row table:style-name="ro1">
          <table:table-cell office:value-type="float" office:value="-5.12688069557649">
            <text:p>-5.1268806956</text:p>
          </table:table-cell>
        </table:table-row>
        <table:table-row table:style-name="ro1">
          <table:table-cell office:value-type="float" office:value="-5.3771379474958">
            <text:p>-5.3771379475</text:p>
          </table:table-cell>
        </table:table-row>
        <table:table-row table:style-name="ro1">
          <table:table-cell office:value-type="float" office:value="-5.73850042579443">
            <text:p>-5.7385004258</text:p>
          </table:table-cell>
        </table:table-row>
        <table:table-row table:style-name="ro1">
          <table:table-cell office:value-type="float" office:value="-5.85806711099254">
            <text:p>-5.858067111</text:p>
          </table:table-cell>
        </table:table-row>
        <table:table-row table:style-name="ro1">
          <table:table-cell office:value-type="float" office:value="-5.89393135137362">
            <text:p>-5.8939313514</text:p>
          </table:table-cell>
        </table:table-row>
        <table:table-row table:style-name="ro1">
          <table:table-cell office:value-type="float" office:value="-5.91772816008354">
            <text:p>-5.9177281601</text:p>
          </table:table-cell>
        </table:table-row>
        <table:table-row table:style-name="ro1">
          <table:table-cell office:value-type="float" office:value="-5.93643475499988">
            <text:p>-5.936434755</text:p>
          </table:table-cell>
        </table:table-row>
        <table:table-row table:style-name="ro1">
          <table:table-cell office:value-type="float" office:value="-5.95193812011094">
            <text:p>-5.9519381201</text:p>
          </table:table-cell>
        </table:table-row>
        <table:table-row table:style-name="ro1">
          <table:table-cell office:value-type="float" office:value="-5.96512276528261">
            <text:p>-5.9651227653</text:p>
          </table:table-cell>
        </table:table-row>
        <table:table-row table:style-name="ro1">
          <table:table-cell office:value-type="float" office:value="-5.97651239335551">
            <text:p>-5.9765123934</text:p>
          </table:table-cell>
        </table:table-row>
        <table:table-row table:style-name="ro1">
          <table:table-cell office:value-type="float" office:value="-5.98645864640355">
            <text:p>-5.9864586464</text:p>
          </table:table-cell>
        </table:table-row>
        <table:table-row table:style-name="ro1">
          <table:table-cell office:value-type="float" office:value="-5.99521614776437">
            <text:p>-5.9952161478</text:p>
          </table:table-cell>
        </table:table-row>
        <table:table-row table:style-name="ro1">
          <table:table-cell office:value-type="float" office:value="-6.00297826258041">
            <text:p>-6.0029782626</text:p>
          </table:table-cell>
        </table:table-row>
        <table:table-row table:style-name="ro1">
          <table:table-cell office:value-type="float" office:value="-6.00989655792803">
            <text:p>-6.0098965579</text:p>
          </table:table-cell>
        </table:table-row>
        <table:table-row table:style-name="ro1">
          <table:table-cell office:value-type="float" office:value="-6.0160925127698">
            <text:p>-6.0160925128</text:p>
          </table:table-cell>
        </table:table-row>
        <table:table-row table:style-name="ro1">
          <table:table-cell office:value-type="float" office:value="-6.02166511547194">
            <text:p>-6.0216651155</text:p>
          </table:table-cell>
        </table:table-row>
        <table:table-row table:style-name="ro1">
          <table:table-cell office:value-type="float" office:value="-6.02669607621725">
            <text:p>-6.0266960762</text:p>
          </table:table-cell>
        </table:table-row>
        <table:table-row table:style-name="ro1">
          <table:table-cell office:value-type="float" office:value="-6.03125355452775">
            <text:p>-6.0312535545</text:p>
          </table:table-cell>
        </table:table-row>
        <table:table-row table:style-name="ro1">
          <table:table-cell office:value-type="float" office:value="-6.0353949095077">
            <text:p>-6.0353949095</text:p>
          </table:table-cell>
        </table:table-row>
        <table:table-row table:style-name="ro1">
          <table:table-cell office:value-type="float" office:value="-6.03916877846128">
            <text:p>-6.0391687785</text:p>
          </table:table-cell>
        </table:table-row>
        <table:table-row table:style-name="ro1">
          <table:table-cell office:value-type="float" office:value="-6.04261667810027">
            <text:p>-6.0426166781</text:p>
          </table:table-cell>
        </table:table-row>
        <table:table-row table:style-name="ro1">
          <table:table-cell office:value-type="float" office:value="-6.04577425723682">
            <text:p>-6.0457742572</text:p>
          </table:table-cell>
        </table:table-row>
        <table:table-row table:style-name="ro1">
          <table:table-cell office:value-type="float" office:value="-6.04867228955498">
            <text:p>-6.0486722896</text:p>
          </table:table-cell>
        </table:table-row>
        <table:table-row table:style-name="ro1">
          <table:table-cell office:value-type="float" office:value="-6.0513374691041">
            <text:p>-6.0513374691</text:p>
          </table:table-cell>
        </table:table-row>
        <table:table-row table:style-name="ro1">
          <table:table-cell office:value-type="float" office:value="-6.05379305384301">
            <text:p>-6.0537930538</text:p>
          </table:table-cell>
        </table:table-row>
        <table:table-row table:style-name="ro1">
          <table:table-cell office:value-type="float" office:value="-6.05605939066977">
            <text:p>-6.0560593907</text:p>
          </table:table-cell>
        </table:table-row>
        <table:table-row table:style-name="ro1">
          <table:table-cell office:value-type="float" office:value="-6.05815434699802">
            <text:p>-6.058154347</text:p>
          </table:table-cell>
        </table:table-row>
        <table:table-row table:style-name="ro1">
          <table:table-cell office:value-type="float" office:value="-6.0600936679267">
            <text:p>-6.0600936679</text:p>
          </table:table-cell>
        </table:table-row>
        <table:table-row table:style-name="ro1">
          <table:table-cell office:value-type="float" office:value="-6.06189127365298">
            <text:p>-6.0618912737</text:p>
          </table:table-cell>
        </table:table-row>
        <table:table-row table:style-name="ro1">
          <table:table-cell office:value-type="float" office:value="-6.06355950851706">
            <text:p>-6.0635595085</text:p>
          </table:table-cell>
        </table:table-row>
        <table:table-row table:style-name="ro1">
          <table:table-cell office:value-type="float" office:value="-6.06510935061716">
            <text:p>-6.0651093506</text:p>
          </table:table-cell>
        </table:table-row>
        <table:table-row table:style-name="ro1">
          <table:table-cell office:value-type="float" office:value="-6.06655058907037">
            <text:p>-6.0665505891</text:p>
          </table:table-cell>
        </table:table-row>
        <table:table-row table:style-name="ro1">
          <table:table-cell office:value-type="float" office:value="-6.06789197456489">
            <text:p>-6.0678919746</text:p>
          </table:table-cell>
        </table:table-row>
        <table:table-row table:style-name="ro1">
          <table:table-cell office:value-type="float" office:value="-6.06914134774134">
            <text:p>-6.0691413477</text:p>
          </table:table-cell>
        </table:table-row>
        <table:table-row table:style-name="ro1">
          <table:table-cell office:value-type="float" office:value="-6.07030574907482">
            <text:p>-6.0703057491</text:p>
          </table:table-cell>
        </table:table-row>
        <table:table-row table:style-name="ro1">
          <table:table-cell office:value-type="float" office:value="-6.07139151324758">
            <text:p>-6.0713915132</text:p>
          </table:table-cell>
        </table:table-row>
        <table:table-row table:style-name="ro1">
          <table:table-cell office:value-type="float" office:value="-6.07240435046154">
            <text:p>-6.0724043505</text:p>
          </table:table-cell>
        </table:table-row>
        <table:table-row table:style-name="ro1">
          <table:table-cell office:value-type="float" office:value="-6.07334941670818">
            <text:p>-6.0733494167</text:p>
          </table:table-cell>
        </table:table-row>
        <table:table-row table:style-name="ro1">
          <table:table-cell office:value-type="float" office:value="-6.07423137466654">
            <text:p>-6.0742313747</text:p>
          </table:table-cell>
        </table:table-row>
        <table:table-row table:style-name="ro1">
          <table:table-cell office:value-type="float" office:value="-6.07505444661988">
            <text:p>-6.0750544466</text:p>
          </table:table-cell>
        </table:table-row>
        <table:table-row table:style-name="ro1">
          <table:table-cell office:value-type="float" office:value="-6.07582246055424">
            <text:p>-6.0758224606</text:p>
          </table:table-cell>
        </table:table-row>
        <table:table-row table:style-name="ro1">
          <table:table-cell office:value-type="float" office:value="-6.0765388904156">
            <text:p>-6.0765388904</text:p>
          </table:table-cell>
        </table:table-row>
        <table:table-row table:style-name="ro1">
          <table:table-cell office:value-type="float" office:value="-6.07720689135054">
            <text:p>-6.0772068914</text:p>
          </table:table-cell>
        </table:table-row>
        <table:table-row table:style-name="ro1">
          <table:table-cell office:value-type="float" office:value="-6.0778293306289">
            <text:p>-6.0778293306</text:p>
          </table:table-cell>
        </table:table-row>
        <table:table-row table:style-name="ro1">
          <table:table-cell office:value-type="float" office:value="-6.07840881484294">
            <text:p>-6.0784088148</text:p>
          </table:table-cell>
        </table:table-row>
        <table:table-row table:style-name="ro1">
          <table:table-cell office:value-type="float" office:value="-6.07894771389088">
            <text:p>-6.0789477139</text:p>
          </table:table-cell>
        </table:table-row>
        <table:table-row table:style-name="ro1">
          <table:table-cell office:value-type="float" office:value="-6.07944818217984">
            <text:p>-6.0794481822</text:p>
          </table:table-cell>
        </table:table-row>
        <table:table-row table:style-name="ro1">
          <table:table-cell office:value-type="float" office:value="-6.07991217742268">
            <text:p>-6.0799121774</text:p>
          </table:table-cell>
        </table:table-row>
        <table:table-row table:style-name="ro1">
          <table:table-cell office:value-type="float" office:value="-6.08034147735163">
            <text:p>-6.0803414774</text:p>
          </table:table-cell>
        </table:table-row>
        <table:table-row table:style-name="ro1">
          <table:table-cell office:value-type="float" office:value="-6.0807376946283">
            <text:p>-6.0807376946</text:p>
          </table:table-cell>
        </table:table-row>
        <table:table-row table:style-name="ro1">
          <table:table-cell office:value-type="float" office:value="-6.08110229019246">
            <text:p>-6.0811022902</text:p>
          </table:table-cell>
        </table:table-row>
        <table:table-row table:style-name="ro1">
          <table:table-cell office:value-type="float" office:value="-6.08143658526048">
            <text:p>-6.0814365853</text:p>
          </table:table-cell>
        </table:table-row>
        <table:table-row table:style-name="ro1">
          <table:table-cell office:value-type="float" office:value="-6.08174177215689">
            <text:p>-6.0817417722</text:p>
          </table:table-cell>
        </table:table-row>
        <table:table-row table:style-name="ro1">
          <table:table-cell office:value-type="float" office:value="-6.08201892413937">
            <text:p>-6.0820189241</text:p>
          </table:table-cell>
        </table:table-row>
        <table:table-row table:style-name="ro1">
          <table:table-cell office:value-type="float" office:value="-6.08226900435647">
            <text:p>-6.0822690044</text:p>
          </table:table-cell>
        </table:table-row>
        <table:table-row table:style-name="ro1">
          <table:table-cell office:value-type="float" office:value="-6.08249287406016">
            <text:p>-6.0824928741</text:p>
          </table:table-cell>
        </table:table-row>
        <table:table-row table:style-name="ro1">
          <table:table-cell office:value-type="float" office:value="-6.08269130017913">
            <text:p>-6.0826913002</text:p>
          </table:table-cell>
        </table:table-row>
        <table:table-row table:style-name="ro1">
          <table:table-cell office:value-type="float" office:value="-6.08286496234514">
            <text:p>-6.0828649623</text:p>
          </table:table-cell>
        </table:table-row>
        <table:table-row table:style-name="ro1">
          <table:table-cell office:value-type="float" office:value="-6.08301445945242">
            <text:p>-6.0830144595</text:p>
          </table:table-cell>
        </table:table-row>
        <table:table-row table:style-name="ro1">
          <table:table-cell office:value-type="float" office:value="-6.08314031581899">
            <text:p>-6.0831403158</text:p>
          </table:table-cell>
        </table:table-row>
        <table:table-row table:style-name="ro1">
          <table:table-cell office:value-type="float" office:value="-6.08324298700928">
            <text:p>-6.083242987</text:p>
          </table:table-cell>
        </table:table-row>
        <table:table-row table:style-name="ro1">
          <table:table-cell office:value-type="float" office:value="-6.08332286536806">
            <text:p>-6.0833228654</text:p>
          </table:table-cell>
        </table:table-row>
        <table:table-row table:style-name="ro1">
          <table:table-cell office:value-type="float" office:value="-6.08338028530842">
            <text:p>-6.0833802853</text:p>
          </table:table-cell>
        </table:table-row>
        <table:table-row table:style-name="ro1">
          <table:table-cell office:value-type="float" office:value="-6.0834155283887">
            <text:p>-6.0834155284</text:p>
          </table:table-cell>
        </table:table-row>
        <table:table-row table:style-name="ro1">
          <table:table-cell office:value-type="float" office:value="-6.08342882820736">
            <text:p>-6.0834288282</text:p>
          </table:table-cell>
        </table:table-row>
        <table:table-row table:style-name="ro1">
          <table:table-cell office:value-type="float" office:value="-6.0834203751386">
            <text:p>-6.0834203751</text:p>
          </table:table-cell>
        </table:table-row>
        <table:table-row table:style-name="ro1">
          <table:table-cell office:value-type="float" office:value="-6.08339032092671">
            <text:p>-6.0833903209</text:p>
          </table:table-cell>
        </table:table-row>
        <table:table-row table:style-name="ro1">
          <table:table-cell office:value-type="float" office:value="-6.08333878315215">
            <text:p>-6.0833387832</text:p>
          </table:table-cell>
        </table:table-row>
        <table:table-row table:style-name="ro1">
          <table:table-cell office:value-type="float" office:value="-6.0832658495788">
            <text:p>-6.0832658496</text:p>
          </table:table-cell>
        </table:table-row>
        <table:table-row table:style-name="ro1">
          <table:table-cell office:value-type="float" office:value="-6.08317158238786">
            <text:p>-6.0831715824</text:p>
          </table:table-cell>
        </table:table-row>
        <table:table-row table:style-name="ro1">
          <table:table-cell office:value-type="float" office:value="-6.08305602230128">
            <text:p>-6.0830560223</text:p>
          </table:table-cell>
        </table:table-row>
        <table:table-row table:style-name="ro1">
          <table:table-cell office:value-type="float" office:value="-6.08291919259503">
            <text:p>-6.0829191926</text:p>
          </table:table-cell>
        </table:table-row>
        <table:table-row table:style-name="ro1">
          <table:table-cell office:value-type="float" office:value="-6.08276110300044">
            <text:p>-6.082761103</text:p>
          </table:table-cell>
        </table:table-row>
        <table:table-row table:style-name="ro1">
          <table:table-cell office:value-type="float" office:value="-6.0825817534905">
            <text:p>-6.0825817535</text:p>
          </table:table-cell>
        </table:table-row>
        <table:table-row table:style-name="ro1">
          <table:table-cell office:value-type="float" office:value="-6.08238113794702">
            <text:p>-6.0823811379</text:p>
          </table:table-cell>
        </table:table-row>
        <table:table-row table:style-name="ro1">
          <table:table-cell office:value-type="float" office:value="-6.08215924770357">
            <text:p>-6.0821592477</text:p>
          </table:table-cell>
        </table:table-row>
        <table:table-row table:style-name="ro1">
          <table:table-cell office:value-type="float" office:value="-6.0819160749594">
            <text:p>-6.081916075</text:p>
          </table:table-cell>
        </table:table-row>
        <table:table-row table:style-name="ro1">
          <table:table-cell office:value-type="float" office:value="-6.08165161605914">
            <text:p>-6.0816516161</text:p>
          </table:table-cell>
        </table:table-row>
        <table:table-row table:style-name="ro1">
          <table:table-cell office:value-type="float" office:value="-6.08136587463389">
            <text:p>-6.0813658746</text:p>
          </table:table-cell>
        </table:table-row>
        <table:table-row table:style-name="ro1">
          <table:table-cell office:value-type="float" office:value="-6.08105886459981">
            <text:p>-6.0810588646</text:p>
          </table:table-cell>
        </table:table-row>
        <table:table-row table:style-name="ro1">
          <table:table-cell office:value-type="float" office:value="-6.08073061301112">
            <text:p>-6.080730613</text:p>
          </table:table-cell>
        </table:table-row>
        <table:table-row table:style-name="ro1">
          <table:table-cell office:value-type="float" office:value="-6.08038116276586">
            <text:p>-6.0803811628</text:p>
          </table:table-cell>
        </table:table-row>
        <table:table-row table:style-name="ro1">
          <table:table-cell office:value-type="float" office:value="-6.08001057516344">
            <text:p>-6.0800105752</text:p>
          </table:table-cell>
        </table:table-row>
        <table:table-row table:style-name="ro1">
          <table:table-cell office:value-type="float" office:value="-6.07961893231482">
            <text:p>-6.0796189323</text:p>
          </table:table-cell>
        </table:table-row>
        <table:table-row table:style-name="ro1">
          <table:table-cell office:value-type="float" office:value="-6.07920633940681">
            <text:p>-6.0792063394</text:p>
          </table:table-cell>
        </table:table-row>
        <table:table-row table:style-name="ro1">
          <table:table-cell office:value-type="float" office:value="-6.07877292682382">
            <text:p>-6.0787729268</text:p>
          </table:table-cell>
        </table:table-row>
        <table:table-row table:style-name="ro1">
          <table:table-cell office:value-type="float" office:value="-6.07831885213103">
            <text:p>-6.0783188521</text:p>
          </table:table-cell>
        </table:table-row>
        <table:table-row table:style-name="ro1">
          <table:table-cell office:value-type="float" office:value="-6.07784430192423">
            <text:p>-6.0778443019</text:p>
          </table:table-cell>
        </table:table-row>
        <table:table-row table:style-name="ro1">
          <table:table-cell office:value-type="float" office:value="-6.07734949355241">
            <text:p>-6.0773494936</text:p>
          </table:table-cell>
        </table:table-row>
        <table:table-row table:style-name="ro1">
          <table:table-cell office:value-type="float" office:value="-6.07683467671966">
            <text:p>-6.0768346767</text:p>
          </table:table-cell>
        </table:table-row>
        <table:table-row table:style-name="ro1">
          <table:table-cell office:value-type="float" office:value="-6.07630013497354">
            <text:p>-6.076300135</text:p>
          </table:table-cell>
        </table:table-row>
        <table:table-row table:style-name="ro1">
          <table:table-cell office:value-type="float" office:value="-6.0757461870871">
            <text:p>-6.0757461871</text:p>
          </table:table-cell>
        </table:table-row>
        <table:table-row table:style-name="ro1">
          <table:table-cell office:value-type="float" office:value="-6.07517318834158">
            <text:p>-6.0751731883</text:p>
          </table:table-cell>
        </table:table-row>
        <table:table-row table:style-name="ro1">
          <table:table-cell office:value-type="float" office:value="-6.07458153171664">
            <text:p>-6.0745815317</text:p>
          </table:table-cell>
        </table:table-row>
        <table:table-row table:style-name="ro1">
          <table:table-cell office:value-type="float" office:value="-6.07397164899385">
            <text:p>-6.073971649</text:p>
          </table:table-cell>
        </table:table-row>
        <table:table-row table:style-name="ro1">
          <table:table-cell office:value-type="float" office:value="-6.07334401177844">
            <text:p>-6.0733440118</text:p>
          </table:table-cell>
        </table:table-row>
        <table:table-row table:style-name="ro1">
          <table:table-cell office:value-type="float" office:value="-6.07269913244303">
            <text:p>-6.0726991324</text:p>
          </table:table-cell>
        </table:table-row>
        <table:table-row table:style-name="ro1">
          <table:table-cell office:value-type="float" office:value="-6.07203756499508">
            <text:p>-6.072037565</text:p>
          </table:table-cell>
        </table:table-row>
        <table:table-row table:style-name="ro1">
          <table:table-cell office:value-type="float" office:value="-6.0713599058682">
            <text:p>-6.0713599059</text:p>
          </table:table-cell>
        </table:table-row>
        <table:table-row table:style-name="ro1">
          <table:table-cell office:value-type="float" office:value="-6.0706667946352">
            <text:p>-6.0706667946</text:p>
          </table:table-cell>
        </table:table-row>
        <table:table-row table:style-name="ro1">
          <table:table-cell office:value-type="float" office:value="-6.06995891463818">
            <text:p>-6.0699589146</text:p>
          </table:table-cell>
        </table:table-row>
        <table:table-row table:style-name="ro1">
          <table:table-cell office:value-type="float" office:value="-6.06923699352822">
            <text:p>-6.0692369935</text:p>
          </table:table-cell>
        </table:table-row>
        <table:table-row table:style-name="ro1">
          <table:table-cell office:value-type="float" office:value="-6.06850180370469">
            <text:p>-6.0685018037</text:p>
          </table:table-cell>
        </table:table-row>
        <table:table-row table:style-name="ro1">
          <table:table-cell office:value-type="float" office:value="-6.06775416264038">
            <text:p>-6.0677541626</text:p>
          </table:table-cell>
        </table:table-row>
        <table:table-row table:style-name="ro1">
          <table:table-cell office:value-type="float" office:value="-6.0669949330762">
            <text:p>-6.0669949331</text:p>
          </table:table-cell>
        </table:table-row>
        <table:table-row table:style-name="ro1">
          <table:table-cell office:value-type="float" office:value="-6.06622502306503">
            <text:p>-6.0662250231</text:p>
          </table:table-cell>
        </table:table-row>
        <table:table-row table:style-name="ro1">
          <table:table-cell office:value-type="float" office:value="-6.06544538584148">
            <text:p>-6.0654453858</text:p>
          </table:table-cell>
        </table:table-row>
        <table:table-row table:style-name="ro1">
          <table:table-cell office:value-type="float" office:value="-6.06465701949031">
            <text:p>-6.0646570195</text:p>
          </table:table-cell>
        </table:table-row>
        <table:table-row table:style-name="ro1">
          <table:table-cell office:value-type="float" office:value="-6.06386096638326">
            <text:p>-6.0638609664</text:p>
          </table:table-cell>
        </table:table-row>
        <table:table-row table:style-name="ro1">
          <table:table-cell office:value-type="float" office:value="-6.06305831235039">
            <text:p>-6.0630583124</text:p>
          </table:table-cell>
        </table:table-row>
        <table:table-row table:style-name="ro1">
          <table:table-cell office:value-type="float" office:value="-6.06225018554894">
            <text:p>-6.0622501855</text:p>
          </table:table-cell>
        </table:table-row>
        <table:table-row table:style-name="ro1">
          <table:table-cell office:value-type="float" office:value="-6.06143775499015">
            <text:p>-6.061437755</text:p>
          </table:table-cell>
        </table:table-row>
        <table:table-row table:style-name="ro1">
          <table:table-cell office:value-type="float" office:value="-6.0606222286816">
            <text:p>-6.0606222287</text:p>
          </table:table-cell>
        </table:table-row>
        <table:table-row table:style-name="ro1">
          <table:table-cell office:value-type="float" office:value="-6.05980485134085">
            <text:p>-6.0598048513</text:p>
          </table:table-cell>
        </table:table-row>
        <table:table-row table:style-name="ro1">
          <table:table-cell office:value-type="float" office:value="-6.05898690163507">
            <text:p>-6.0589869016</text:p>
          </table:table-cell>
        </table:table-row>
        <table:table-row table:style-name="ro1">
          <table:table-cell office:value-type="float" office:value="-6.05816968890033">
            <text:p>-6.0581696889</text:p>
          </table:table-cell>
        </table:table-row>
        <table:table-row table:style-name="ro1">
          <table:table-cell office:value-type="float" office:value="-6.05735454929503">
            <text:p>-6.0573545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5T20:26:04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36cm" svg:y="0.316cm" chart:style-name="ch2">
          <text:p>Theoretical Validity of Our Neural Network</text:p>
        </chart:title>
        <chart:subtitle svg:x="2.334cm" svg:y="1.275cm" chart:style-name="ch3">
          <text:p>By using the training samples as the test set, we can see if 
our neural network has theoretically implemented the correct
calculations for error back propagation and gradient descent.
Smoothing factor = 10, 30 training samples, test set = training set</text:p>
        </chart:subtitle>
        <chart:plot-area chart:style-name="ch4" table:cell-range-address="Sheet1.A1:Sheet1.A140" svg:x="1.331cm" svg:y="3.668cm" svg:width="14.029cm" svg:height="4.171cm">
          <chartooo:coordinate-region svg:x="1.873cm" svg:y="3.868cm" svg:width="13.303cm" svg:height="3.772cm"/>
          <chart:axis chart:dimension="x" chart:name="primary-x" chart:style-name="ch5">
            <chart:title svg:x="7.745cm" svg:y="8.019cm" chart:style-name="ch6">
              <text:p>Epochs</text:p>
            </chart:title>
          </chart:axis>
          <chart:axis chart:dimension="y" chart:name="primary-y" chart:style-name="ch5">
            <chart:title svg:x="0.451cm" svg:y="6.273cm" chart:style-name="ch7">
              <text:p>-xBleu</text:p>
            </chart:title>
            <chart:grid chart:style-name="ch8" chart:class="major"/>
          </chart:axis>
          <chart:series chart:style-name="ch9" chart:values-cell-range-address="Sheet1.A1:Sheet1.A140" chart:class="chart:line">
            <chart:data-point chart:repeated="1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2521976894349">
                <text:p>-4.92521976894349</text:p>
                <draw:g>
                  <svg:desc>Sheet1.A1:Sheet1.A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288824397726">
                <text:p>-4.92888243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93427738758042">
                <text:p>-4.93427738758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94246153658825">
                <text:p>-4.94246153658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95340201929405">
                <text:p>-4.95340201929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96720516986298">
                <text:p>-4.96720516986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98393887708296">
                <text:p>-4.98393887708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0012467713832">
                <text:p>-5.0012467713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01451541153295">
                <text:p>-5.01451541153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2095658931561">
                <text:p>-5.02095658931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0216727734253">
                <text:p>-5.0216727734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01921812470229">
                <text:p>-5.0192181247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0155420663725">
                <text:p>-5.0155420663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.01174763369936">
                <text:p>-5.0117476336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00839766630532">
                <text:p>-5.0083976663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00578348949014">
                <text:p>-5.00578348949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00410362741517">
                <text:p>-5.0041036274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00357728161044">
                <text:p>-5.00357728161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00450882552057">
                <text:p>-5.00450882552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00737471884289">
                <text:p>-5.00737471884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01318113754488">
                <text:p>-5.01318113754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02474913761881">
                <text:p>-5.02474913761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05120395397998">
                <text:p>-5.05120395397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12688069557649">
                <text:p>-5.12688069557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3771379474958">
                <text:p>-5.3771379474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73850042579443">
                <text:p>-5.738500425794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85806711099254">
                <text:p>-5.85806711099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89393135137362">
                <text:p>-5.89393135137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91772816008354">
                <text:p>-5.91772816008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93643475499988">
                <text:p>-5.93643475499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95193812011094">
                <text:p>-5.95193812011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96512276528261">
                <text:p>-5.96512276528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97651239335551">
                <text:p>-5.97651239335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98645864640355">
                <text:p>-5.98645864640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99521614776437">
                <text:p>-5.99521614776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00297826258041">
                <text:p>-6.00297826258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00989655792803">
                <text:p>-6.00989655792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0160925127698">
                <text:p>-6.01609251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02166511547194">
                <text:p>-6.02166511547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02669607621725">
                <text:p>-6.02669607621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03125355452775">
                <text:p>-6.03125355452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.0353949095077">
                <text:p>-6.0353949095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.03916877846128">
                <text:p>-6.039168778461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.04261667810027">
                <text:p>-6.04261667810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04577425723682">
                <text:p>-6.045774257236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04867228955498">
                <text:p>-6.04867228955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0513374691041">
                <text:p>-6.0513374691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.05379305384301">
                <text:p>-6.05379305384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05605939066977">
                <text:p>-6.05605939066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05815434699802">
                <text:p>-6.05815434699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.0600936679267">
                <text:p>-6.0600936679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.06189127365298">
                <text:p>-6.06189127365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.06355950851706">
                <text:p>-6.063559508517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.06510935061716">
                <text:p>-6.06510935061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06655058907037">
                <text:p>-6.0665505890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.06789197456489">
                <text:p>-6.06789197456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06914134774134">
                <text:p>-6.06914134774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07030574907482">
                <text:p>-6.0703057490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07139151324758">
                <text:p>-6.07139151324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07240435046154">
                <text:p>-6.07240435046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07334941670818">
                <text:p>-6.07334941670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07423137466654">
                <text:p>-6.07423137466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07505444661988">
                <text:p>-6.07505444661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07582246055424">
                <text:p>-6.07582246055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0765388904156">
                <text:p>-6.0765388904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07720689135054">
                <text:p>-6.07720689135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0778293306289">
                <text:p>-6.0778293306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07840881484294">
                <text:p>-6.07840881484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07894771389088">
                <text:p>-6.078947713890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07944818217984">
                <text:p>-6.07944818217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07991217742268">
                <text:p>-6.07991217742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08034147735163">
                <text:p>-6.08034147735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.0807376946283">
                <text:p>-6.0807376946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.08110229019246">
                <text:p>-6.08110229019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08143658526048">
                <text:p>-6.081436585260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08174177215689">
                <text:p>-6.08174177215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08201892413937">
                <text:p>-6.08201892413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.08226900435647">
                <text:p>-6.08226900435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08249287406016">
                <text:p>-6.08249287406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08269130017913">
                <text:p>-6.08269130017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08286496234514">
                <text:p>-6.08286496234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08301445945242">
                <text:p>-6.08301445945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08314031581899">
                <text:p>-6.08314031581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08324298700928">
                <text:p>-6.08324298700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08332286536806">
                <text:p>-6.08332286536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08338028530842">
                <text:p>-6.08338028530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0834155283887">
                <text:p>-6.08341552838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08342882820736">
                <text:p>-6.08342882820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0834203751386">
                <text:p>-6.08342037513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08339032092671">
                <text:p>-6.08339032092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.08333878315215">
                <text:p>-6.08333878315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0832658495788">
                <text:p>-6.0832658495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.08317158238786">
                <text:p>-6.083171582387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08305602230128">
                <text:p>-6.08305602230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08291919259503">
                <text:p>-6.082919192595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08276110300044">
                <text:p>-6.08276110300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0825817534905">
                <text:p>-6.08258175349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08238113794702">
                <text:p>-6.082381137947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08215924770357">
                <text:p>-6.08215924770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0819160749594">
                <text:p>-6.0819160749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08165161605914">
                <text:p>-6.08165161605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.08136587463389">
                <text:p>-6.081365874633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08105886459981">
                <text:p>-6.08105886459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.08073061301112">
                <text:p>-6.08073061301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.08038116276586">
                <text:p>-6.08038116276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08001057516344">
                <text:p>-6.080010575163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07961893231482">
                <text:p>-6.07961893231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.07920633940681">
                <text:p>-6.07920633940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07877292682382">
                <text:p>-6.07877292682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07831885213103">
                <text:p>-6.07831885213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07784430192423">
                <text:p>-6.077844301924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.07734949355241">
                <text:p>-6.07734949355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07683467671966">
                <text:p>-6.076834676719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07630013497354">
                <text:p>-6.07630013497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0757461870871">
                <text:p>-6.0757461870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07517318834158">
                <text:p>-6.07517318834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07458153171664">
                <text:p>-6.07458153171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07397164899385">
                <text:p>-6.073971648993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07334401177844">
                <text:p>-6.07334401177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07269913244303">
                <text:p>-6.072699132443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07203756499508">
                <text:p>-6.072037564995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0713599058682">
                <text:p>-6.07135990586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0706667946352">
                <text:p>-6.0706667946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06995891463818">
                <text:p>-6.069958914638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06923699352822">
                <text:p>-6.069236993528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06850180370469">
                <text:p>-6.06850180370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06775416264038">
                <text:p>-6.067754162640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0669949330762">
                <text:p>-6.0669949330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06622502306503">
                <text:p>-6.066225023065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.06544538584148">
                <text:p>-6.06544538584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6.06465701949031">
                <text:p>-6.0646570194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06386096638326">
                <text:p>-6.063860966383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06305831235039">
                <text:p>-6.063058312350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06225018554894">
                <text:p>-6.062250185548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06143775499015">
                <text:p>-6.06143775499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0606222286816">
                <text:p>-6.0606222286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05980485134085">
                <text:p>-6.05980485134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05898690163507">
                <text:p>-6.058986901635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05816968890033">
                <text:p>-6.058169688900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05735454929503">
                <text:p>-6.05735454929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